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8.84mm"/>
    </style:style>
    <style:style style:name="co2" style:family="table-column">
      <style:table-column-properties fo:break-before="auto" style:column-width="20.1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6.93mm"/>
    </style:style>
    <style:style style:name="co7" style:family="table-column">
      <style:table-column-properties fo:break-before="auto" style:column-width="19.31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26.19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20.64mm"/>
    </style:style>
    <style:style style:name="co12" style:family="table-column">
      <style:table-column-properties fo:break-before="auto" style:column-width="26.72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2">
      <style:table-cell-properties style:rotation-align="none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159.99mm" svg:height="89.99mm" svg:x="403.66mm" svg:y="75.51mm">
            <loext:p draw:notify-on-update-of-ranges="Sheet1.L19:Sheet1.L19 Sheet1.L20:Sheet1.L23 Sheet1.M19:Sheet1.M19 Sheet1.M20:Sheet1.M23 Sheet1.N19:Sheet1.N19 Sheet1.N20:Sheet1.N2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436mm" svg:y="173.51mm">
            <loext:p draw:notify-on-update-of-ranges="Sheet1.L31:Sheet1.L34 Sheet1.M30:Sheet1.M30 Sheet1.M31:Sheet1.M34 Sheet1.N30:Sheet1.N30 Sheet1.N31:Sheet1.N3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9.99mm" svg:height="89.99mm" svg:x="516.57mm" svg:y="260.12mm">
            <loext:p draw:notify-on-update-of-ranges="Sheet1.L43:Sheet1.L46 Sheet1.M42:Sheet1.M42 Sheet1.M43:Sheet1.M46 Sheet1.N42:Sheet1.N42 Sheet1.N43:Sheet1.N4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01" table:default-cell-style-name="Default"/>
        <table:table-row table:style-name="ro1"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Frequent sequences count</text:p>
          </table:table-cell>
          <table:table-cell table:number-columns-repeated="7"/>
          <table:table-cell office:value-type="string" calcext:value-type="string">
            <text:p>run time</text:p>
          </table:table-cell>
          <table:table-cell table:number-columns-repeated="5"/>
          <table:table-cell office:value-type="string" calcext:value-type="string">
            <text:p>memory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FA</text:p>
          </table:table-cell>
          <table:table-cell office:value-type="string" calcext:value-type="string">
            <text:p>lev</text:p>
          </table:table-cell>
          <table:table-cell/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lev</text:p>
          </table:table-cell>
          <table:table-cell/>
          <table:table-cell office:value-type="string" calcext:value-type="string">
            <text:p>FIFA</text:p>
          </table:table-cell>
          <table:table-cell table:number-columns-repeated="2"/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lev</text:p>
          </table:table-cell>
          <table:table-cell/>
          <table:table-cell office:value-type="string" calcext:value-type="string">
            <text:p>FIFA</text:p>
          </table:table-cell>
          <table:table-cell table:number-columns-repeated="2"/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lev</text:p>
          </table:table-cell>
          <table:table-cell/>
          <table:table-cell office:value-type="string" calcext:value-type="string">
            <text:p>FIF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5.4</text:p>
          </table:table-cell>
          <table:table-cell office:value-type="string" calcext:value-type="string">
            <text:p>1.9</text:p>
          </table:table-cell>
          <table:table-cell office:value-type="float" office:value="7" calcext:value-type="float">
            <text:p>7</text:p>
          </table:table-cell>
          <table:table-cell office:value-type="float" office:value="83483" calcext:value-type="float">
            <text:p>83483</text:p>
          </table:table-cell>
          <table:table-cell office:value-type="float" office:value="138876" calcext:value-type="float">
            <text:p>138876</text:p>
          </table:table-cell>
          <table:table-cell office:value-type="float" office:value="18919" calcext:value-type="float">
            <text:p>18919</text:p>
          </table:table-cell>
          <table:table-cell office:value-type="float" office:value="199096" calcext:value-type="float">
            <text:p>199096</text:p>
          </table:table-cell>
          <table:table-cell office:value-type="float" office:value="40368" calcext:value-type="float">
            <text:p>40368</text:p>
          </table:table-cell>
          <table:table-cell office:value-type="float" office:value="192255" calcext:value-type="float">
            <text:p>192255</text:p>
          </table:table-cell>
          <table:table-cell/>
          <table:table-cell office:value-type="float" office:value="323084" calcext:value-type="float">
            <text:p>323084</text:p>
          </table:table-cell>
          <table:table-cell office:value-type="float" office:value="89715" calcext:value-type="float">
            <text:p>89715</text:p>
          </table:table-cell>
          <table:table-cell office:value-type="float" office:value="36937" calcext:value-type="float">
            <text:p>36937</text:p>
          </table:table-cell>
          <table:table-cell office:value-type="float" office:value="19718" calcext:value-type="float">
            <text:p>19718</text:p>
          </table:table-cell>
          <table:table-cell office:value-type="float" office:value="4417" calcext:value-type="float">
            <text:p>4417</text:p>
          </table:table-cell>
          <table:table-cell office:value-type="float" office:value="3209" calcext:value-type="float">
            <text:p>3209</text:p>
          </table:table-cell>
          <table:table-cell/>
          <table:table-cell office:value-type="string" calcext:value-type="string">
            <text:p>1201.36</text:p>
          </table:table-cell>
          <table:table-cell office:value-type="string" calcext:value-type="string">
            <text:p>1136.24</text:p>
          </table:table-cell>
          <table:table-cell office:value-type="string" calcext:value-type="string">
            <text:p>518.8</text:p>
          </table:table-cell>
          <table:table-cell office:value-type="string" calcext:value-type="string">
            <text:p>1113.31</text:p>
          </table:table-cell>
          <table:table-cell office:value-type="string" calcext:value-type="string">
            <text:p>744.3</text:p>
          </table:table-cell>
          <table:table-cell office:value-type="string" calcext:value-type="string">
            <text:p>892.90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.5</text:p>
          </table:table-cell>
          <table:table-cell office:value-type="float" office:value="100152" calcext:value-type="float">
            <text:p>100152</text:p>
          </table:table-cell>
          <table:table-cell office:value-type="float" office:value="169594" calcext:value-type="float">
            <text:p>169594</text:p>
          </table:table-cell>
          <table:table-cell office:value-type="float" office:value="20405" calcext:value-type="float">
            <text:p>20405</text:p>
          </table:table-cell>
          <table:table-cell office:value-type="float" office:value="208025" calcext:value-type="float">
            <text:p>208025</text:p>
          </table:table-cell>
          <table:table-cell office:value-type="float" office:value="62610" calcext:value-type="float">
            <text:p>62610</text:p>
          </table:table-cell>
          <table:table-cell office:value-type="float" office:value="289727" calcext:value-type="float">
            <text:p>289727</text:p>
          </table:table-cell>
          <table:table-cell/>
          <table:table-cell office:value-type="float" office:value="413081" calcext:value-type="float">
            <text:p>413081</text:p>
          </table:table-cell>
          <table:table-cell office:value-type="float" office:value="113004" calcext:value-type="float">
            <text:p>113004</text:p>
          </table:table-cell>
          <table:table-cell office:value-type="float" office:value="41151" calcext:value-type="float">
            <text:p>41151</text:p>
          </table:table-cell>
          <table:table-cell office:value-type="float" office:value="21911" calcext:value-type="float">
            <text:p>21911</text:p>
          </table:table-cell>
          <table:table-cell office:value-type="float" office:value="7302" calcext:value-type="float">
            <text:p>7302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1199.7</text:p>
          </table:table-cell>
          <table:table-cell office:value-type="string" calcext:value-type="string">
            <text:p>1155.17</text:p>
          </table:table-cell>
          <table:table-cell office:value-type="string" calcext:value-type="string">
            <text:p>544.7</text:p>
          </table:table-cell>
          <table:table-cell office:value-type="string" calcext:value-type="string">
            <text:p>1267.78</text:p>
          </table:table-cell>
          <table:table-cell office:value-type="string" calcext:value-type="string">
            <text:p>786.74</text:p>
          </table:table-cell>
          <table:table-cell office:value-type="float" office:value="1000" calcext:value-type="float">
            <text:p>1000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6.5</text:p>
          </table:table-cell>
          <table:table-cell office:value-type="float" office:value="123041" calcext:value-type="float">
            <text:p>123041</text:p>
          </table:table-cell>
          <table:table-cell office:value-type="float" office:value="204850" calcext:value-type="float">
            <text:p>204850</text:p>
          </table:table-cell>
          <table:table-cell office:value-type="float" office:value="23217" calcext:value-type="float">
            <text:p>23217</text:p>
          </table:table-cell>
          <table:table-cell office:value-type="float" office:value="228296" calcext:value-type="float">
            <text:p>228296</text:p>
          </table:table-cell>
          <table:table-cell office:value-type="float" office:value="85304" calcext:value-type="float">
            <text:p>85304</text:p>
          </table:table-cell>
          <table:table-cell office:value-type="float" office:value="404635" calcext:value-type="float">
            <text:p>404635</text:p>
          </table:table-cell>
          <table:table-cell/>
          <table:table-cell office:value-type="float" office:value="537503" calcext:value-type="float">
            <text:p>537503</text:p>
          </table:table-cell>
          <table:table-cell office:value-type="float" office:value="145455" calcext:value-type="float">
            <text:p>145455</text:p>
          </table:table-cell>
          <table:table-cell office:value-type="float" office:value="47178" calcext:value-type="float">
            <text:p>47178</text:p>
          </table:table-cell>
          <table:table-cell office:value-type="float" office:value="25180" calcext:value-type="float">
            <text:p>25180</text:p>
          </table:table-cell>
          <table:table-cell office:value-type="float" office:value="10477" calcext:value-type="float">
            <text:p>10477</text:p>
          </table:table-cell>
          <table:table-cell office:value-type="float" office:value="6915" calcext:value-type="float">
            <text:p>6915</text:p>
          </table:table-cell>
          <table:table-cell/>
          <table:table-cell office:value-type="string" calcext:value-type="string">
            <text:p>1197.57</text:p>
          </table:table-cell>
          <table:table-cell office:value-type="string" calcext:value-type="string">
            <text:p>1171.7</text:p>
          </table:table-cell>
          <table:table-cell office:value-type="string" calcext:value-type="string">
            <text:p>568.96</text:p>
          </table:table-cell>
          <table:table-cell office:value-type="string" calcext:value-type="string">
            <text:p>1227.39</text:p>
          </table:table-cell>
          <table:table-cell office:value-type="string" calcext:value-type="string">
            <text:p>802.67</text:p>
          </table:table-cell>
          <table:table-cell office:value-type="string" calcext:value-type="string">
            <text:p>1090.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2.4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.5</text:p>
          </table:table-cell>
          <table:table-cell office:value-type="float" office:value="145427" calcext:value-type="float">
            <text:p>145427</text:p>
          </table:table-cell>
          <table:table-cell office:value-type="float" office:value="228986" calcext:value-type="float">
            <text:p>228986</text:p>
          </table:table-cell>
          <table:table-cell office:value-type="float" office:value="25708" calcext:value-type="float">
            <text:p>25708</text:p>
          </table:table-cell>
          <table:table-cell office:value-type="float" office:value="256482" calcext:value-type="float">
            <text:p>256482</text:p>
          </table:table-cell>
          <table:table-cell office:value-type="float" office:value="107101" calcext:value-type="float">
            <text:p>107101</text:p>
          </table:table-cell>
          <table:table-cell office:value-type="float" office:value="504815" calcext:value-type="float">
            <text:p>504815</text:p>
          </table:table-cell>
          <table:table-cell/>
          <table:table-cell office:value-type="float" office:value="663224" calcext:value-type="float">
            <text:p>663224</text:p>
          </table:table-cell>
          <table:table-cell office:value-type="float" office:value="177309" calcext:value-type="float">
            <text:p>177309</text:p>
          </table:table-cell>
          <table:table-cell office:value-type="float" office:value="54556" calcext:value-type="float">
            <text:p>54556</text:p>
          </table:table-cell>
          <table:table-cell office:value-type="float" office:value="29083" calcext:value-type="float">
            <text:p>29083</text:p>
          </table:table-cell>
          <table:table-cell office:value-type="float" office:value="13582" calcext:value-type="float">
            <text:p>13582</text:p>
          </table:table-cell>
          <table:table-cell office:value-type="float" office:value="8682" calcext:value-type="float">
            <text:p>8682</text:p>
          </table:table-cell>
          <table:table-cell/>
          <table:table-cell office:value-type="string" calcext:value-type="string">
            <text:p>1194.53</text:p>
          </table:table-cell>
          <table:table-cell office:value-type="string" calcext:value-type="string">
            <text:p>1190.02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988.42</text:p>
          </table:table-cell>
          <table:table-cell office:value-type="string" calcext:value-type="string">
            <text:p>494.27</text:p>
          </table:table-cell>
          <table:table-cell office:value-type="float" office:value="1198" calcext:value-type="float">
            <text:p>1198</text:p>
          </table:table-cell>
          <table:table-cell table:number-columns-repeated="100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requent sequences count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5.4</text:p>
          </table:table-cell>
          <table:table-cell office:value-type="float" office:value="83483" calcext:value-type="float">
            <text:p>83483</text:p>
          </table:table-cell>
          <table:table-cell office:value-type="float" office:value="138876" calcext:value-type="float">
            <text:p>138876</text:p>
          </table:table-cell>
          <table:table-cell table:number-columns-repeated="2"/>
          <table:table-cell office:value-type="string" calcext:value-type="string">
            <text:p>15.4</text:p>
          </table:table-cell>
          <table:table-cell office:value-type="float" office:value="323084" calcext:value-type="float">
            <text:p>323084</text:p>
          </table:table-cell>
          <table:table-cell office:value-type="float" office:value="89715" calcext:value-type="float">
            <text:p>89715</text:p>
          </table:table-cell>
          <table:table-cell table:number-columns-repeated="2"/>
          <table:table-cell table:style-name="ce1" office:value-type="float" office:value="15.4" calcext:value-type="float">
            <text:p>15,40</text:p>
          </table:table-cell>
          <table:table-cell table:style-name="ce3" office:value-type="float" office:value="1201.36" calcext:value-type="float">
            <text:p>1.201,36</text:p>
          </table:table-cell>
          <table:table-cell table:style-name="ce3" office:value-type="float" office:value="1136.24" calcext:value-type="float">
            <text:p>1.136,24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152" calcext:value-type="float">
            <text:p>100152</text:p>
          </table:table-cell>
          <table:table-cell office:value-type="float" office:value="169594" calcext:value-type="float">
            <text:p>16959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13081" calcext:value-type="float">
            <text:p>413081</text:p>
          </table:table-cell>
          <table:table-cell office:value-type="float" office:value="113004" calcext:value-type="float">
            <text:p>113004</text:p>
          </table:table-cell>
          <table:table-cell table:number-columns-repeated="2"/>
          <table:table-cell table:style-name="ce1" office:value-type="float" office:value="14" calcext:value-type="float">
            <text:p>14,00</text:p>
          </table:table-cell>
          <table:table-cell table:style-name="ce3" office:value-type="float" office:value="1199.7" calcext:value-type="float">
            <text:p>1.199,70</text:p>
          </table:table-cell>
          <table:table-cell table:style-name="ce3" office:value-type="float" office:value="1155.17" calcext:value-type="float">
            <text:p>1.155,17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3041" calcext:value-type="float">
            <text:p>123041</text:p>
          </table:table-cell>
          <table:table-cell office:value-type="float" office:value="204850" calcext:value-type="float">
            <text:p>20485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7503" calcext:value-type="float">
            <text:p>537503</text:p>
          </table:table-cell>
          <table:table-cell office:value-type="float" office:value="145455" calcext:value-type="float">
            <text:p>145455</text:p>
          </table:table-cell>
          <table:table-cell table:number-columns-repeated="2"/>
          <table:table-cell table:style-name="ce1" office:value-type="float" office:value="13" calcext:value-type="float">
            <text:p>13,00</text:p>
          </table:table-cell>
          <table:table-cell table:style-name="ce3" office:value-type="float" office:value="1197.57" calcext:value-type="float">
            <text:p>1.197,57</text:p>
          </table:table-cell>
          <table:table-cell table:style-name="ce3" office:value-type="float" office:value="1171.7" calcext:value-type="float">
            <text:p>1.171,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.4</text:p>
          </table:table-cell>
          <table:table-cell office:value-type="float" office:value="145427" calcext:value-type="float">
            <text:p>145427</text:p>
          </table:table-cell>
          <table:table-cell office:value-type="float" office:value="228986" calcext:value-type="float">
            <text:p>228986</text:p>
          </table:table-cell>
          <table:table-cell table:number-columns-repeated="2"/>
          <table:table-cell office:value-type="string" calcext:value-type="string">
            <text:p>12.4</text:p>
          </table:table-cell>
          <table:table-cell office:value-type="float" office:value="663224" calcext:value-type="float">
            <text:p>663224</text:p>
          </table:table-cell>
          <table:table-cell office:value-type="float" office:value="177309" calcext:value-type="float">
            <text:p>177309</text:p>
          </table:table-cell>
          <table:table-cell table:number-columns-repeated="2"/>
          <table:table-cell table:style-name="ce1" office:value-type="float" office:value="12.4" calcext:value-type="float">
            <text:p>12,40</text:p>
          </table:table-cell>
          <table:table-cell table:style-name="ce3" office:value-type="float" office:value="1194.53" calcext:value-type="float">
            <text:p>1.194,53</text:p>
          </table:table-cell>
          <table:table-cell table:style-name="ce3" office:value-type="float" office:value="1190.02" calcext:value-type="float">
            <text:p>1.190,02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requent sequences count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.9</text:p>
          </table:table-cell>
          <table:table-cell office:value-type="float" office:value="18919" calcext:value-type="float">
            <text:p>18919</text:p>
          </table:table-cell>
          <table:table-cell office:value-type="float" office:value="199096" calcext:value-type="float">
            <text:p>199096</text:p>
          </table:table-cell>
          <table:table-cell table:number-columns-repeated="2"/>
          <table:table-cell office:value-type="string" calcext:value-type="string">
            <text:p>1.9</text:p>
          </table:table-cell>
          <table:table-cell office:value-type="float" office:value="36937" calcext:value-type="float">
            <text:p>36937</text:p>
          </table:table-cell>
          <table:table-cell office:value-type="float" office:value="19718" calcext:value-type="float">
            <text:p>19718</text:p>
          </table:table-cell>
          <table:table-cell table:number-columns-repeated="2"/>
          <table:table-cell table:style-name="ce2" office:value-type="float" office:value="1.9" calcext:value-type="float">
            <text:p>1,90</text:p>
          </table:table-cell>
          <table:table-cell table:style-name="ce2" office:value-type="float" office:value="518.8" calcext:value-type="float">
            <text:p>518,80</text:p>
          </table:table-cell>
          <table:table-cell table:style-name="ce2" office:value-type="float" office:value="1113.31" calcext:value-type="float">
            <text:p>1.113,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.8</text:p>
          </table:table-cell>
          <table:table-cell office:value-type="float" office:value="20405" calcext:value-type="float">
            <text:p>20405</text:p>
          </table:table-cell>
          <table:table-cell office:value-type="float" office:value="208025" calcext:value-type="float">
            <text:p>208025</text:p>
          </table:table-cell>
          <table:table-cell table:number-columns-repeated="2"/>
          <table:table-cell office:value-type="string" calcext:value-type="string">
            <text:p>1.8</text:p>
          </table:table-cell>
          <table:table-cell office:value-type="float" office:value="41151" calcext:value-type="float">
            <text:p>41151</text:p>
          </table:table-cell>
          <table:table-cell office:value-type="float" office:value="21911" calcext:value-type="float">
            <text:p>21911</text:p>
          </table:table-cell>
          <table:table-cell table:number-columns-repeated="2"/>
          <table:table-cell table:style-name="ce2" office:value-type="float" office:value="1.8" calcext:value-type="float">
            <text:p>1,80</text:p>
          </table:table-cell>
          <table:table-cell table:style-name="ce2" office:value-type="float" office:value="544.7" calcext:value-type="float">
            <text:p>544,70</text:p>
          </table:table-cell>
          <table:table-cell table:style-name="ce2" office:value-type="float" office:value="1267.78" calcext:value-type="float">
            <text:p>1.267,7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.7</text:p>
          </table:table-cell>
          <table:table-cell office:value-type="float" office:value="23217" calcext:value-type="float">
            <text:p>23217</text:p>
          </table:table-cell>
          <table:table-cell office:value-type="float" office:value="228296" calcext:value-type="float">
            <text:p>228296</text:p>
          </table:table-cell>
          <table:table-cell table:number-columns-repeated="2"/>
          <table:table-cell office:value-type="string" calcext:value-type="string">
            <text:p>1.7</text:p>
          </table:table-cell>
          <table:table-cell office:value-type="float" office:value="47178" calcext:value-type="float">
            <text:p>47178</text:p>
          </table:table-cell>
          <table:table-cell office:value-type="float" office:value="25180" calcext:value-type="float">
            <text:p>25180</text:p>
          </table:table-cell>
          <table:table-cell table:number-columns-repeated="2"/>
          <table:table-cell table:style-name="ce2" office:value-type="float" office:value="1.7" calcext:value-type="float">
            <text:p>1,70</text:p>
          </table:table-cell>
          <table:table-cell table:style-name="ce2" office:value-type="float" office:value="568.96" calcext:value-type="float">
            <text:p>568,96</text:p>
          </table:table-cell>
          <table:table-cell table:style-name="ce2" office:value-type="float" office:value="1227.39" calcext:value-type="float">
            <text:p>1.227,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.6</text:p>
          </table:table-cell>
          <table:table-cell office:value-type="float" office:value="25708" calcext:value-type="float">
            <text:p>25708</text:p>
          </table:table-cell>
          <table:table-cell office:value-type="float" office:value="256482" calcext:value-type="float">
            <text:p>256482</text:p>
          </table:table-cell>
          <table:table-cell table:number-columns-repeated="2"/>
          <table:table-cell office:value-type="string" calcext:value-type="string">
            <text:p>1.6</text:p>
          </table:table-cell>
          <table:table-cell office:value-type="float" office:value="54556" calcext:value-type="float">
            <text:p>54556</text:p>
          </table:table-cell>
          <table:table-cell office:value-type="float" office:value="29083" calcext:value-type="float">
            <text:p>29083</text:p>
          </table:table-cell>
          <table:table-cell table:number-columns-repeated="2"/>
          <table:table-cell table:style-name="ce2" office:value-type="float" office:value="1.6" calcext:value-type="float">
            <text:p>1,60</text:p>
          </table:table-cell>
          <table:table-cell table:style-name="ce2" office:value-type="float" office:value="597" calcext:value-type="float">
            <text:p>597,00</text:p>
          </table:table-cell>
          <table:table-cell table:style-name="ce2" office:value-type="float" office:value="988.42" calcext:value-type="float">
            <text:p>988,42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requent sequences count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2"/>
          <table:table-cell office:value-type="string" calcext:value-type="string">
            <text:p>MinSup</text:p>
          </table:table-cell>
          <table:table-cell office:value-type="string" calcext:value-type="string">
            <text:p>Bide+</text:p>
          </table:table-cell>
          <table:table-cell office:value-type="string" calcext:value-type="string">
            <text:p>MaxSP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368" calcext:value-type="float">
            <text:p>40368</text:p>
          </table:table-cell>
          <table:table-cell office:value-type="float" office:value="192255" calcext:value-type="float">
            <text:p>19225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417" calcext:value-type="float">
            <text:p>4417</text:p>
          </table:table-cell>
          <table:table-cell office:value-type="float" office:value="3209" calcext:value-type="float">
            <text:p>3209</text:p>
          </table:table-cell>
          <table:table-cell table:number-columns-repeated="2"/>
          <table:table-cell table:style-name="ce1" office:value-type="float" office:value="7" calcext:value-type="float">
            <text:p>7,00</text:p>
          </table:table-cell>
          <table:table-cell table:style-name="ce1" office:value-type="float" office:value="744.3" calcext:value-type="float">
            <text:p>744,30</text:p>
          </table:table-cell>
          <table:table-cell table:style-name="ce1" office:value-type="float" office:value="892.9" calcext:value-type="float">
            <text:p>892,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 office:value-type="float" office:value="62610" calcext:value-type="float">
            <text:p>62610</text:p>
          </table:table-cell>
          <table:table-cell office:value-type="float" office:value="289727" calcext:value-type="float">
            <text:p>289727</text:p>
          </table:table-cell>
          <table:table-cell table:number-columns-repeated="2"/>
          <table:table-cell office:value-type="string" calcext:value-type="string">
            <text:p>6.5</text:p>
          </table:table-cell>
          <table:table-cell office:value-type="float" office:value="7302" calcext:value-type="float">
            <text:p>7302</text:p>
          </table:table-cell>
          <table:table-cell office:value-type="float" office:value="5020" calcext:value-type="float">
            <text:p>5020</text:p>
          </table:table-cell>
          <table:table-cell table:number-columns-repeated="2"/>
          <table:table-cell table:style-name="ce1" office:value-type="float" office:value="6.5" calcext:value-type="float">
            <text:p>6,50</text:p>
          </table:table-cell>
          <table:table-cell table:style-name="ce1" office:value-type="float" office:value="786.74" calcext:value-type="float">
            <text:p>786,74</text:p>
          </table:table-cell>
          <table:table-cell table:style-name="ce1" office:value-type="float" office:value="1000" calcext:value-type="float">
            <text:p>100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.5</text:p>
          </table:table-cell>
          <table:table-cell office:value-type="float" office:value="85304" calcext:value-type="float">
            <text:p>85304</text:p>
          </table:table-cell>
          <table:table-cell office:value-type="float" office:value="404635" calcext:value-type="float">
            <text:p>404635</text:p>
          </table:table-cell>
          <table:table-cell table:number-columns-repeated="2"/>
          <table:table-cell office:value-type="string" calcext:value-type="string">
            <text:p>6.5</text:p>
          </table:table-cell>
          <table:table-cell office:value-type="float" office:value="10477" calcext:value-type="float">
            <text:p>10477</text:p>
          </table:table-cell>
          <table:table-cell office:value-type="float" office:value="6915" calcext:value-type="float">
            <text:p>6915</text:p>
          </table:table-cell>
          <table:table-cell table:number-columns-repeated="2"/>
          <table:table-cell table:style-name="ce1" office:value-type="float" office:value="6" calcext:value-type="float">
            <text:p>6,00</text:p>
          </table:table-cell>
          <table:table-cell table:style-name="ce1" office:value-type="float" office:value="802.67" calcext:value-type="float">
            <text:p>802,67</text:p>
          </table:table-cell>
          <table:table-cell table:style-name="ce1" office:value-type="float" office:value="1090.9" calcext:value-type="float">
            <text:p>1090,9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.5</text:p>
          </table:table-cell>
          <table:table-cell office:value-type="float" office:value="107101" calcext:value-type="float">
            <text:p>107101</text:p>
          </table:table-cell>
          <table:table-cell office:value-type="float" office:value="504815" calcext:value-type="float">
            <text:p>504815</text:p>
          </table:table-cell>
          <table:table-cell table:number-columns-repeated="2"/>
          <table:table-cell office:value-type="string" calcext:value-type="string">
            <text:p>5.5</text:p>
          </table:table-cell>
          <table:table-cell office:value-type="float" office:value="13582" calcext:value-type="float">
            <text:p>13582</text:p>
          </table:table-cell>
          <table:table-cell office:value-type="float" office:value="8682" calcext:value-type="float">
            <text:p>8682</text:p>
          </table:table-cell>
          <table:table-cell table:number-columns-repeated="2"/>
          <table:table-cell table:style-name="ce1" office:value-type="float" office:value="5.5" calcext:value-type="float">
            <text:p>5,50</text:p>
          </table:table-cell>
          <table:table-cell table:style-name="ce1" office:value-type="float" office:value="494.27" calcext:value-type="float">
            <text:p>494,27</text:p>
          </table:table-cell>
          <table:table-cell table:style-name="ce1" office:value-type="float" office:value="1198" calcext:value-type="float">
            <text:p>1198,00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Time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Sheet2.G19" table:end-x="9.56mm" table:end-y="3.62mm" draw:z-index="0" draw:name="Chart 1" draw:style-name="gr2" draw:text-style-name="P2" svg:width="162.46mm" svg:height="76.19mm" svg:x="20.15mm" svg:y="0.81mm">
              <loext:p draw:notify-on-update-of-ranges="Sheet1.B43:Sheet1.B46 Sheet1.C42:Sheet1.C42 Sheet1.C43:Sheet1.C46 Sheet1.D42:Sheet1.D42 Sheet1.D43:Sheet1.D4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Sheet2.M19" table:end-x="13.62mm" table:end-y="3.27mm" draw:z-index="1" draw:name="Chart 5" draw:style-name="gr2" draw:text-style-name="P2" svg:width="156.54mm" svg:height="76.19mm" svg:x="1.3mm" svg:y="0.46mm">
              <loext:p draw:notify-on-update-of-ranges="Sheet1.B31:Sheet1.B34 Sheet1.C30:Sheet1.C30 Sheet1.C31:Sheet1.C34 Sheet1.D30:Sheet1.D30 Sheet1.D31:Sheet1.D34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Sheet2.K36" table:end-x="7.62mm" table:end-y="3.62mm" draw:z-index="2" draw:name="Chart 6" draw:style-name="gr2" draw:text-style-name="P2" svg:width="162.45mm" svg:height="76.19mm" svg:x="18.23mm" svg:y="0.83mm">
              <loext:p draw:notify-on-update-of-ranges="Sheet1.B20:Sheet1.B23 Sheet1.C19:Sheet1.C19 Sheet1.C20:Sheet1.C23 Sheet1.D19:Sheet1.D19 Sheet1.D20:Sheet1.D23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Sheet3.G17" table:end-x="0.92mm" table:end-y="5.03mm" draw:z-index="0" draw:name="Chart 2" draw:style-name="gr2" draw:text-style-name="P2" svg:width="162.46mm" svg:height="76.19mm" svg:x="11.51mm" svg:y="2.22mm">
              <loext:p draw:notify-on-update-of-ranges="Sheet1.G43:Sheet1.G46 Sheet1.H42:Sheet1.H42 Sheet1.H43:Sheet1.H46 Sheet1.I42:Sheet1.I42 Sheet1.I43:Sheet1.I46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>
            <draw:frame table:end-cell-address="Sheet3.M17" table:end-x="2.33mm" table:end-y="5.03mm" draw:z-index="1" draw:name="Chart 7" draw:style-name="gr2" draw:text-style-name="P2" svg:width="162.45mm" svg:height="76.19mm" svg:x="12.94mm" svg:y="2.22mm">
              <loext:p draw:notify-on-update-of-ranges="Sheet1.G31:Sheet1.G34 Sheet1.H30:Sheet1.H30 Sheet1.H31:Sheet1.H34 Sheet1.I30:Sheet1.I30 Sheet1.I31:Sheet1.I34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3.I35" table:end-x="21.73mm" table:end-y="2.91mm" draw:z-index="2" draw:name="Chart 8" draw:style-name="gr2" draw:text-style-name="P2" svg:width="156.54mm" svg:height="76.19mm" svg:x="9.41mm" svg:y="0.1mm">
              <loext:p draw:notify-on-update-of-ranges="Sheet1.G20:Sheet1.G23 Sheet1.H19:Sheet1.H19 Sheet1.H20:Sheet1.H23 Sheet1.I19:Sheet1.I19 Sheet1.I20:Sheet1.I2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memory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fr" number:country="BE">
      <number:day/>
      <number:text>-</number:text>
      <number:month number:textual="true"/>
      <number:text>-</number:text>
      <number:year/>
    </number:date-style>
    <number:date-style style:name="N10115" number:language="fr" number:country="BE">
      <number:day/>
      <number:text>-</number:text>
      <number:month number:textual="true"/>
    </number:date-style>
    <number:date-style style:name="N10116" number:language="fr" number:country="BE">
      <number:month number:textual="true"/>
      <number:text>-</number:text>
      <number:year/>
    </number:date-style>
    <number:time-style style:name="N10117" number:language="fr" number:country="BE">
      <number:hours/>
      <number:text>:</number:text>
      <number:minutes number:style="long"/>
      <number:text> </number:text>
      <number:am-pm/>
    </number:time-style>
    <number:time-style style:name="N10118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fr" number:country="BE">
      <number:hours/>
      <number:text>:</number:text>
      <number:minutes number:style="long"/>
    </number:time-style>
    <number:time-style style:name="N10120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fr" number:country="B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1P2" style:volatile="true" number:language="fr" number:country="BE">
      <loext:fill-character> </loext:fill-character>
      <number:text>-    </number:text>
    </number:number-style>
    <number:text-style style:name="N10131" number:language="fr" number:country="B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B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1" style:volatile="true" number:language="fr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5P2" style:volatile="true" number:language="fr" number:country="BE">
      <loext:fill-character> </loext:fill-character>
      <number:text>- € </number:text>
    </number:number-style>
    <number:text-style style:name="N10135" number:language="fr" number:country="B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B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9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9" number:language="fr" number:country="B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B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fr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fr" number:country="B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3" number:language="fr" number:country="B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13:18:14.547861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3-09T21:21:24</meta:creation-date>
    <dc:date>2016-03-10T13:23:24.906632240</dc:date>
    <meta:generator>LibreOffice/5.0.3.2$Linux_X86_64 LibreOffice_project/00m0$Build-2</meta:generator>
    <meta:editing-duration>PT7M29S</meta:editing-duration>
    <meta:editing-cycles>2</meta:editing-cycles>
    <meta:document-statistic meta:table-count="4" meta:cell-count="247" meta:object-count="9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45cm" svg:height="7.62cm" xlink:href=".." xlink:type="simple" chart:class="chart:line" chart:style-name="ch1">
        <chart:title svg:x="7.517cm" svg:y="0.288cm" chart:style-name="ch2">
          <text:p>FIFA</text:p>
        </chart:title>
        <chart:legend chart:legend-position="bottom" svg:x="6.019cm" svg:y="6.837cm" style:legend-expansion="wide" chart:style-name="ch3"/>
        <chart:plot-area chart:style-name="ch4" table:cell-range-address="Sheet1.B42:Sheet1.D46" chart:data-source-has-labels="both" svg:x="1.437cm" svg:y="1.345cm" svg:width="14.484cm" svg:height="4.257cm">
          <chartooo:coordinate-region svg:x="2.808cm" svg:y="1.544cm" svg:width="12.847cm" svg:height="3.561cm"/>
          <chart:axis chart:dimension="x" chart:name="primary-x" chart:style-name="ch5" chartooo:axis-type="auto">
            <chartooo:date-scale/>
            <chart:title svg:x="7.993cm" svg:y="5.754cm" chart:style-name="ch6">
              <text:p>MinSup</text:p>
            </chart:title>
            <chart:categories table:cell-range-address="Sheet1.B43:Sheet1.B46"/>
          </chart:axis>
          <chart:axis chart:dimension="y" chart:name="primary-y" chart:style-name="ch7">
            <chart:title svg:x="0.451cm" svg:y="3.802cm" chart:style-name="ch8">
              <text:p>ms</text:p>
            </chart:title>
            <chart:grid chart:style-name="ch9" chart:class="major"/>
          </chart:axis>
          <chart:series chart:style-name="ch10" chart:values-cell-range-address="Sheet1.C43:Sheet1.C46" chart:label-cell-address="Sheet1.C42:Sheet1.C42" chart:class="chart:line">
            <chart:data-point chart:repeated="4"/>
          </chart:series>
          <chart:series chart:style-name="ch11" chart:values-cell-range-address="Sheet1.D43:Sheet1.D46" chart:label-cell-address="Sheet1.D42:Sheet1.D42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C42:Sheet1.C42</svg:desc>
                </draw:g>
              </table:table-cell>
              <table:table-cell office:value-type="string">
                <text:p>MaxSP</text:p>
                <draw:g>
                  <svg:desc>Sheet1.D42:Sheet1.D42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Sheet1.B43:Sheet1.B46</svg:desc>
                </draw:g>
              </table:table-cell>
              <table:table-cell office:value-type="float" office:value="40368">
                <text:p>40368</text:p>
                <draw:g>
                  <svg:desc>Sheet1.C43:Sheet1.C46</svg:desc>
                </draw:g>
              </table:table-cell>
              <table:table-cell office:value-type="float" office:value="192255">
                <text:p>192255</text:p>
                <draw:g>
                  <svg:desc>Sheet1.D43:Sheet1.D46</svg:desc>
                </draw:g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62610">
                <text:p>62610</text:p>
              </table:table-cell>
              <table:table-cell office:value-type="float" office:value="289727">
                <text:p>289727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85304">
                <text:p>85304</text:p>
              </table:table-cell>
              <table:table-cell office:value-type="float" office:value="404635">
                <text:p>40463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07101">
                <text:p>107101</text:p>
              </table:table-cell>
              <table:table-cell office:value-type="float" office:value="504815">
                <text:p>50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655cm" svg:height="7.62cm" xlink:href=".." xlink:type="simple" chart:class="chart:line" chart:style-name="ch1">
        <chart:title svg:x="6.507cm" svg:y="0.288cm" chart:style-name="ch2">
          <text:p>Leviathan</text:p>
        </chart:title>
        <chart:legend chart:legend-position="bottom" svg:x="5.724cm" svg:y="6.837cm" style:legend-expansion="wide" chart:style-name="ch3"/>
        <chart:plot-area chart:style-name="ch4" table:cell-range-address="Sheet1.B30:Sheet1.D34" chart:data-source-has-labels="both" svg:x="1.426cm" svg:y="1.345cm" svg:width="13.916cm" svg:height="4.257cm">
          <chartooo:coordinate-region svg:x="2.797cm" svg:y="1.544cm" svg:width="12.279cm" svg:height="3.561cm"/>
          <chart:axis chart:dimension="x" chart:name="primary-x" chart:style-name="ch5" chartooo:axis-type="auto">
            <chartooo:date-scale/>
            <chart:title svg:x="7.698cm" svg:y="5.754cm" chart:style-name="ch6">
              <text:p>MinSup</text:p>
            </chart:title>
            <chart:categories table:cell-range-address="Sheet1.B31:Sheet1.B34"/>
          </chart:axis>
          <chart:axis chart:dimension="y" chart:name="primary-y" chart:style-name="ch7">
            <chart:title svg:x="0.451cm" svg:y="3.802cm" chart:style-name="ch8">
              <text:p>ms</text:p>
            </chart:title>
            <chart:grid chart:style-name="ch9" chart:class="major"/>
          </chart:axis>
          <chart:series chart:style-name="ch10" chart:values-cell-range-address="Sheet1.C31:Sheet1.C34" chart:label-cell-address="Sheet1.C30:Sheet1.C30" chart:class="chart:line">
            <chart:data-point chart:repeated="4"/>
          </chart:series>
          <chart:series chart:style-name="ch11" chart:values-cell-range-address="Sheet1.D31:Sheet1.D34" chart:label-cell-address="Sheet1.D30:Sheet1.D3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C30:Sheet1.C30</svg:desc>
                </draw:g>
              </table:table-cell>
              <table:table-cell office:value-type="string">
                <text:p>MaxSP</text:p>
                <draw:g>
                  <svg:desc>Sheet1.D30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9</text:p>
                <draw:g>
                  <svg:desc>Sheet1.B31:Sheet1.B34</svg:desc>
                </draw:g>
              </table:table-cell>
              <table:table-cell office:value-type="float" office:value="18919">
                <text:p>18919</text:p>
                <draw:g>
                  <svg:desc>Sheet1.C31:Sheet1.C34</svg:desc>
                </draw:g>
              </table:table-cell>
              <table:table-cell office:value-type="float" office:value="199096">
                <text:p>199096</text:p>
                <draw:g>
                  <svg:desc>Sheet1.D31:Sheet1.D34</svg:desc>
                </draw:g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20405">
                <text:p>20405</text:p>
              </table:table-cell>
              <table:table-cell office:value-type="float" office:value="208025">
                <text:p>208025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23217">
                <text:p>23217</text:p>
              </table:table-cell>
              <table:table-cell office:value-type="float" office:value="228296">
                <text:p>228296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25708">
                <text:p>25708</text:p>
              </table:table-cell>
              <table:table-cell office:value-type="float" office:value="256482">
                <text:p>2564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46cm" svg:height="7.62cm" xlink:href=".." xlink:type="simple" chart:class="chart:line" chart:style-name="ch1">
        <chart:title svg:x="7.491cm" svg:y="0.288cm" chart:style-name="ch2">
          <text:p>Sign</text:p>
        </chart:title>
        <chart:legend chart:legend-position="bottom" svg:x="6.02cm" svg:y="6.837cm" style:legend-expansion="wide" chart:style-name="ch3"/>
        <chart:plot-area chart:style-name="ch4" table:cell-range-address="Sheet1.B19:Sheet1.D23" chart:data-source-has-labels="both" svg:x="1.437cm" svg:y="1.345cm" svg:width="14.485cm" svg:height="4.257cm">
          <chartooo:coordinate-region svg:x="2.808cm" svg:y="1.544cm" svg:width="12.742cm" svg:height="3.561cm"/>
          <chart:axis chart:dimension="x" chart:name="primary-x" chart:style-name="ch5" chartooo:axis-type="auto">
            <chartooo:date-scale/>
            <chart:title svg:x="7.993cm" svg:y="5.754cm" chart:style-name="ch6">
              <text:p>MinSup</text:p>
            </chart:title>
            <chart:categories table:cell-range-address="Sheet1.B20:Sheet1.B23"/>
          </chart:axis>
          <chart:axis chart:dimension="y" chart:name="primary-y" chart:style-name="ch7">
            <chart:title svg:x="0.451cm" svg:y="3.802cm" chart:style-name="ch8">
              <text:p>ms</text:p>
            </chart:title>
            <chart:grid chart:style-name="ch9" chart:class="major"/>
          </chart:axis>
          <chart:series chart:style-name="ch10" chart:values-cell-range-address="Sheet1.C20:Sheet1.C23" chart:label-cell-address="Sheet1.C19:Sheet1.C19" chart:class="chart:line">
            <chart:data-point chart:repeated="4"/>
          </chart:series>
          <chart:series chart:style-name="ch11" chart:values-cell-range-address="Sheet1.D20:Sheet1.D23" chart:label-cell-address="Sheet1.D19:Sheet1.D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C19:Sheet1.C19</svg:desc>
                </draw:g>
              </table:table-cell>
              <table:table-cell office:value-type="string">
                <text:p>MaxSP</text:p>
                <draw:g>
                  <svg:desc>Sheet1.D19:Sheet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.4</text:p>
                <draw:g>
                  <svg:desc>Sheet1.B20:Sheet1.B23</svg:desc>
                </draw:g>
              </table:table-cell>
              <table:table-cell office:value-type="float" office:value="83483">
                <text:p>83483</text:p>
                <draw:g>
                  <svg:desc>Sheet1.C20:Sheet1.C23</svg:desc>
                </draw:g>
              </table:table-cell>
              <table:table-cell office:value-type="float" office:value="138876">
                <text:p>138876</text:p>
                <draw:g>
                  <svg:desc>Sheet1.D20:Sheet1.D23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0152">
                <text:p>100152</text:p>
              </table:table-cell>
              <table:table-cell office:value-type="float" office:value="169594">
                <text:p>16959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3041">
                <text:p>123041</text:p>
              </table:table-cell>
              <table:table-cell office:value-type="float" office:value="204850">
                <text:p>204850</text:p>
              </table:table-cell>
            </table:table-row>
            <table:table-row>
              <table:table-cell office:value-type="string">
                <text:p>12.4</text:p>
              </table:table-cell>
              <table:table-cell office:value-type="float" office:value="145427">
                <text:p>145427</text:p>
              </table:table-cell>
              <table:table-cell office:value-type="float" office:value="228986">
                <text:p>2289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245cm" svg:height="7.62cm" xlink:href=".." xlink:type="simple" chart:class="chart:line" chart:style-name="ch1">
        <chart:title svg:x="7.517cm" svg:y="0.288cm" chart:style-name="ch2">
          <text:p>FIFA</text:p>
        </chart:title>
        <chart:legend chart:legend-position="bottom" svg:x="6.019cm" svg:y="6.837cm" style:legend-expansion="wide" chart:style-name="ch3"/>
        <chart:plot-area chart:style-name="ch4" table:cell-range-address="Sheet1.G42:Sheet1.I46" chart:data-source-has-labels="both" svg:x="0.324cm" svg:y="1.345cm" svg:width="15.597cm" svg:height="4.257cm">
          <chartooo:coordinate-region svg:x="1.272cm" svg:y="1.544cm" svg:width="14.172cm" svg:height="3.561cm"/>
          <chart:axis chart:dimension="x" chart:name="primary-x" chart:style-name="ch5" chartooo:axis-type="auto">
            <chartooo:date-scale/>
            <chart:title svg:x="7.436cm" svg:y="5.754cm" chart:style-name="ch6">
              <text:p>MinSup</text:p>
            </chart:title>
            <chart:categories table:cell-range-address="Sheet1.G43:Sheet1.G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43:Sheet1.H46" chart:label-cell-address="Sheet1.H42:Sheet1.H42" chart:class="chart:line">
            <chart:data-point chart:repeated="4"/>
          </chart:series>
          <chart:series chart:style-name="ch10" chart:values-cell-range-address="Sheet1.I43:Sheet1.I46" chart:label-cell-address="Sheet1.I42:Sheet1.I42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H42:Sheet1.H42</svg:desc>
                </draw:g>
              </table:table-cell>
              <table:table-cell office:value-type="string">
                <text:p>MaxSP</text:p>
                <draw:g>
                  <svg:desc>Sheet1.I42:Sheet1.I42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Sheet1.G43:Sheet1.G46</svg:desc>
                </draw:g>
              </table:table-cell>
              <table:table-cell office:value-type="float" office:value="4417">
                <text:p>4417</text:p>
                <draw:g>
                  <svg:desc>Sheet1.H43:Sheet1.H46</svg:desc>
                </draw:g>
              </table:table-cell>
              <table:table-cell office:value-type="float" office:value="3209">
                <text:p>3209</text:p>
                <draw:g>
                  <svg:desc>Sheet1.I43:Sheet1.I46</svg:desc>
                </draw:g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7302">
                <text:p>7302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string">
                <text:p>6.5</text:p>
              </table:table-cell>
              <table:table-cell office:value-type="float" office:value="10477">
                <text:p>10477</text:p>
              </table:table-cell>
              <table:table-cell office:value-type="float" office:value="6915">
                <text:p>6915</text:p>
              </table:table-cell>
            </table:table-row>
            <table:table-row>
              <table:table-cell office:value-type="string">
                <text:p>5.5</text:p>
              </table:table-cell>
              <table:table-cell office:value-type="float" office:value="13582">
                <text:p>13582</text:p>
              </table:table-cell>
              <table:table-cell office:value-type="float" office:value="8682">
                <text:p>86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246cm" svg:height="7.62cm" xlink:href=".." xlink:type="simple" chart:class="chart:line" chart:style-name="ch1">
        <chart:title svg:x="6.803cm" svg:y="0.288cm" chart:style-name="ch2">
          <text:p>Leviathan</text:p>
        </chart:title>
        <chart:legend chart:legend-position="bottom" svg:x="6.02cm" svg:y="6.837cm" style:legend-expansion="wide" chart:style-name="ch3"/>
        <chart:plot-area chart:style-name="ch4" table:cell-range-address="Sheet1.G30:Sheet1.I34" chart:data-source-has-labels="both" svg:x="0.324cm" svg:y="1.345cm" svg:width="15.598cm" svg:height="4.257cm">
          <chartooo:coordinate-region svg:x="1.483cm" svg:y="1.544cm" svg:width="14.173cm" svg:height="3.561cm"/>
          <chart:axis chart:dimension="x" chart:name="primary-x" chart:style-name="ch5" chartooo:axis-type="auto">
            <chartooo:date-scale/>
            <chart:title svg:x="7.437cm" svg:y="5.754cm" chart:style-name="ch6">
              <text:p>MinSup</text:p>
            </chart:title>
            <chart:categories table:cell-range-address="Sheet1.G31:Sheet1.G34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31:Sheet1.H34" chart:label-cell-address="Sheet1.H30:Sheet1.H30" chart:class="chart:line">
            <chart:data-point chart:repeated="4"/>
          </chart:series>
          <chart:series chart:style-name="ch10" chart:values-cell-range-address="Sheet1.I31:Sheet1.I34" chart:label-cell-address="Sheet1.I30:Sheet1.I30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H30:Sheet1.H30</svg:desc>
                </draw:g>
              </table:table-cell>
              <table:table-cell office:value-type="string">
                <text:p>MaxSP</text:p>
                <draw:g>
                  <svg:desc>Sheet1.I30:Sheet1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9</text:p>
                <draw:g>
                  <svg:desc>Sheet1.G31:Sheet1.G34</svg:desc>
                </draw:g>
              </table:table-cell>
              <table:table-cell office:value-type="float" office:value="36937">
                <text:p>36937</text:p>
                <draw:g>
                  <svg:desc>Sheet1.H31:Sheet1.H34</svg:desc>
                </draw:g>
              </table:table-cell>
              <table:table-cell office:value-type="float" office:value="19718">
                <text:p>19718</text:p>
                <draw:g>
                  <svg:desc>Sheet1.I31:Sheet1.I34</svg:desc>
                </draw:g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41151">
                <text:p>41151</text:p>
              </table:table-cell>
              <table:table-cell office:value-type="float" office:value="21911">
                <text:p>21911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47178">
                <text:p>47178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54556">
                <text:p>54556</text:p>
              </table:table-cell>
              <table:table-cell office:value-type="float" office:value="29083">
                <text:p>290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d9d9d9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655cm" svg:height="7.62cm" xlink:href=".." xlink:type="simple" chart:class="chart:line" chart:style-name="ch1">
        <chart:title svg:x="7.222cm" svg:y="0.288cm" chart:style-name="ch2">
          <text:p>FIFA</text:p>
        </chart:title>
        <chart:legend chart:legend-position="bottom" svg:x="5.724cm" svg:y="6.837cm" style:legend-expansion="wide" chart:style-name="ch3"/>
        <chart:plot-area chart:style-name="ch4" table:cell-range-address="Sheet1.G19:Sheet1.I23" chart:data-source-has-labels="both" svg:x="0.313cm" svg:y="1.345cm" svg:width="15.029cm" svg:height="4.257cm">
          <chartooo:coordinate-region svg:x="1.684cm" svg:y="1.544cm" svg:width="13.286cm" svg:height="3.561cm"/>
          <chart:axis chart:dimension="x" chart:name="primary-x" chart:style-name="ch5" chartooo:axis-type="auto">
            <chartooo:date-scale/>
            <chart:title svg:x="7.141cm" svg:y="5.754cm" chart:style-name="ch6">
              <text:p>MinSup</text:p>
            </chart:title>
            <chart:categories table:cell-range-address="Sheet1.G20:Sheet1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20:Sheet1.H23" chart:label-cell-address="Sheet1.H19:Sheet1.H19" chart:class="chart:line">
            <chart:data-point chart:repeated="4"/>
          </chart:series>
          <chart:series chart:style-name="ch10" chart:values-cell-range-address="Sheet1.I20:Sheet1.I23" chart:label-cell-address="Sheet1.I19:Sheet1.I1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H19:Sheet1.H19</svg:desc>
                </draw:g>
              </table:table-cell>
              <table:table-cell office:value-type="string">
                <text:p>MaxSP</text:p>
                <draw:g>
                  <svg:desc>Sheet1.I19:Sheet1.I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.4</text:p>
                <draw:g>
                  <svg:desc>Sheet1.G20:Sheet1.G23</svg:desc>
                </draw:g>
              </table:table-cell>
              <table:table-cell office:value-type="float" office:value="323084">
                <text:p>323084</text:p>
                <draw:g>
                  <svg:desc>Sheet1.H20:Sheet1.H23</svg:desc>
                </draw:g>
              </table:table-cell>
              <table:table-cell office:value-type="float" office:value="89715">
                <text:p>89715</text:p>
                <draw:g>
                  <svg:desc>Sheet1.I20:Sheet1.I23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13081">
                <text:p>413081</text:p>
              </table:table-cell>
              <table:table-cell office:value-type="float" office:value="113004">
                <text:p>1130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37503">
                <text:p>537503</text:p>
              </table:table-cell>
              <table:table-cell office:value-type="float" office:value="145455">
                <text:p>145455</text:p>
              </table:table-cell>
            </table:table-row>
            <table:table-row>
              <table:table-cell office:value-type="string">
                <text:p>12.4</text:p>
              </table:table-cell>
              <table:table-cell office:value-type="float" office:value="663224">
                <text:p>663224</text:p>
              </table:table-cell>
              <table:table-cell office:value-type="float" office:value="177309">
                <text:p>177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899cm" style:legend-expansion="high" chart:style-name="ch2"/>
        <chart:plot-area chart:style-name="ch3" table:cell-range-address="Sheet1.L19:Sheet1.N23" chart:data-source-has-labels="both" svg:x="0.32cm" svg:y="0.18cm" svg:width="12.878cm" svg:height="8.64cm">
          <chartooo:coordinate-region svg:x="1.894cm" svg:y="0.407cm" svg:width="10.879cm" svg:height="7.714cm"/>
          <chart:axis chart:dimension="x" chart:name="primary-x" chart:style-name="ch4" chartooo:axis-type="auto">
            <chartooo:date-scale/>
            <chart:categories table:cell-range-address="Sheet1.L20:Sheet1.L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3" chart:label-cell-address="Sheet1.M19:Sheet1.M19" chart:class="chart:line">
            <chart:data-point chart:repeated="4"/>
          </chart:series>
          <chart:series chart:style-name="ch8" chart:values-cell-range-address="Sheet1.N20:Sheet1.N23" chart:label-cell-address="Sheet1.N19:Sheet1.N1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M19:Sheet1.M19</svg:desc>
                </draw:g>
              </table:table-cell>
              <table:table-cell office:value-type="string">
                <text:p>MaxSP</text:p>
                <draw:g>
                  <svg:desc>Sheet1.N19:Sheet1.N19</svg:desc>
                </draw:g>
              </table:table-cell>
            </table:table-row>
          </table:table-header-rows>
          <table:table-rows>
            <table:table-row>
              <table:table-cell office:value-type="float" office:value="15.4">
                <text:p>20</text:p>
                <draw:g>
                  <svg:desc>Sheet1.L20:Sheet1.L23</svg:desc>
                </draw:g>
              </table:table-cell>
              <table:table-cell office:value-type="float" office:value="1201.36">
                <text:p>1201.36</text:p>
                <draw:g>
                  <svg:desc>Sheet1.M20:Sheet1.M23</svg:desc>
                </draw:g>
              </table:table-cell>
              <table:table-cell office:value-type="float" office:value="1136.24">
                <text:p>1136.24</text:p>
                <draw:g>
                  <svg:desc>Sheet1.N20:Sheet1.N23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99.7">
                <text:p>1199.7</text:p>
              </table:table-cell>
              <table:table-cell office:value-type="float" office:value="1155.17">
                <text:p>1155.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97.57">
                <text:p>1197.57</text:p>
              </table:table-cell>
              <table:table-cell office:value-type="float" office:value="1171.7">
                <text:p>1171.7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1194.53">
                <text:p>1194.53</text:p>
              </table:table-cell>
              <table:table-cell office:value-type="float" office:value="1190.02">
                <text:p>1190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899cm" style:legend-expansion="high" chart:style-name="ch2"/>
        <chart:plot-area chart:style-name="ch3" table:cell-range-address="Sheet1.L30:Sheet1.N34" chart:data-source-has-labels="both" svg:x="0.32cm" svg:y="0.18cm" svg:width="12.878cm" svg:height="8.64cm">
          <chartooo:coordinate-region svg:x="1.603cm" svg:y="0.406cm" svg:width="10.972cm" svg:height="7.714cm"/>
          <chart:axis chart:dimension="x" chart:name="primary-x" chart:style-name="ch4" chartooo:axis-type="auto">
            <chartooo:date-scale/>
            <chart:categories table:cell-range-address="Sheet1.L31:Sheet1.L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31:Sheet1.M34" chart:label-cell-address="Sheet1.M30:Sheet1.M30" chart:class="chart:line">
            <chart:data-point chart:repeated="4"/>
          </chart:series>
          <chart:series chart:style-name="ch7" chart:values-cell-range-address="Sheet1.N31:Sheet1.N34" chart:label-cell-address="Sheet1.N30:Sheet1.N30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M30:Sheet1.M30</svg:desc>
                </draw:g>
              </table:table-cell>
              <table:table-cell office:value-type="string">
                <text:p>MaxSP</text:p>
                <draw:g>
                  <svg:desc>Sheet1.N30:Sheet1.N30</svg:desc>
                </draw:g>
              </table:table-cell>
            </table:table-row>
          </table:table-header-rows>
          <table:table-rows>
            <table:table-row>
              <table:table-cell office:value-type="float" office:value="1.9">
                <text:p/>
                <draw:g>
                  <svg:desc>Sheet1.L31:Sheet1.L34</svg:desc>
                </draw:g>
              </table:table-cell>
              <table:table-cell office:value-type="float" office:value="518.8">
                <text:p>518.8</text:p>
                <draw:g>
                  <svg:desc>Sheet1.M31:Sheet1.M34</svg:desc>
                </draw:g>
              </table:table-cell>
              <table:table-cell office:value-type="float" office:value="1113.31">
                <text:p>1113.31</text:p>
                <draw:g>
                  <svg:desc>Sheet1.N31:Sheet1.N34</svg:desc>
                </draw:g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544.7">
                <text:p>544.7</text:p>
              </table:table-cell>
              <table:table-cell office:value-type="float" office:value="1267.78">
                <text:p>1267.78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568.96">
                <text:p>568.96</text:p>
              </table:table-cell>
              <table:table-cell office:value-type="float" office:value="1227.39">
                <text:p>1227.39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597">
                <text:p>597</text:p>
              </table:table-cell>
              <table:table-cell office:value-type="float" office:value="988.42">
                <text:p>988.4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3.899cm" style:legend-expansion="high" chart:style-name="ch2"/>
        <chart:plot-area chart:style-name="ch3" table:cell-range-address="Sheet1.L42:Sheet1.N46" chart:data-source-has-labels="both" svg:x="0.32cm" svg:y="0.18cm" svg:width="12.878cm" svg:height="8.64cm">
          <chartooo:coordinate-region svg:x="1.603cm" svg:y="0.406cm" svg:width="11.078cm" svg:height="7.714cm"/>
          <chart:axis chart:dimension="x" chart:name="primary-x" chart:style-name="ch4" chartooo:axis-type="auto">
            <chartooo:date-scale/>
            <chart:categories table:cell-range-address="Sheet1.L43:Sheet1.L4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3:Sheet1.M46" chart:label-cell-address="Sheet1.M42:Sheet1.M42" chart:class="chart:line">
            <chart:data-point chart:repeated="4"/>
          </chart:series>
          <chart:series chart:style-name="ch7" chart:values-cell-range-address="Sheet1.N43:Sheet1.N46" chart:label-cell-address="Sheet1.N42:Sheet1.N4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de+</text:p>
                <draw:g>
                  <svg:desc>Sheet1.M42:Sheet1.M42</svg:desc>
                </draw:g>
              </table:table-cell>
              <table:table-cell office:value-type="string">
                <text:p>MaxSP</text:p>
                <draw:g>
                  <svg:desc>Sheet1.N42:Sheet1.N42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Sheet1.L43:Sheet1.L46</svg:desc>
                </draw:g>
              </table:table-cell>
              <table:table-cell office:value-type="float" office:value="744.3">
                <text:p>744.3</text:p>
                <draw:g>
                  <svg:desc>Sheet1.M43:Sheet1.M46</svg:desc>
                </draw:g>
              </table:table-cell>
              <table:table-cell office:value-type="float" office:value="892.9">
                <text:p>892.9</text:p>
                <draw:g>
                  <svg:desc>Sheet1.N43:Sheet1.N46</svg:desc>
                </draw:g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786.74">
                <text:p>786.7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802.67">
                <text:p>802.67</text:p>
              </table:table-cell>
              <table:table-cell office:value-type="float" office:value="1090.9">
                <text:p>1090.9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494.27">
                <text:p>494.27</text:p>
              </table:table-cell>
              <table:table-cell office:value-type="float" office:value="1198">
                <text:p>11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